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Part 1</text:p>
      <text:p text:style-name="P1"/>
      <text:p text:style-name="P1">1. Does Spring provide programmatic transaction management ? Select a unique</text:p>
      <text:p text:style-name="P1">answer .</text:p>
      <text:p text:style-name="Standard">a . Yes using the @ Transactional bean post processor</text:p>
      <text:p text:style-name="Standard">b . Yes with the TransactionTemplate class</text:p>
      <text:p text:style-name="P4">c . Yes with the TransactionService class</text:p>
      <text:p text:style-name="Standard">d . Yes using the @ Transactional bean post processor</text:p>
      <text:p text:style-name="Standard"/>
      <text:p text:style-name="Standard"/>
      <text:p text:style-name="P1">2. How could you externalize constants from a Spring confguration fle or a</text:p>
      <text:p text:style-name="P1">Spring annotation into a . properties</text:p>
      <text:p text:style-name="P1">fle ? Select one or more</text:p>
      <text:p text:style-name="Standard">a . By using the &lt; context : property - placeholder /&gt; tag</text:p>
      <text:p text:style-name="Standard">b . By using the &lt; util : constant /&gt; tag</text:p>
      <text:p text:style-name="Standard">c . By declaring the ConstantPlaceholderConfgurer bean post processor</text:p>
      <text:p text:style-name="Standard">d . By using the c : namespace</text:p>
      <text:p text:style-name="Standard"/>
      <text:p text:style-name="Standard"/>
      <text:p text:style-name="P1">3. To validate Java beans in a web application using annotations .</text:p>
      <text:p text:style-name="Standard">a ) XML</text:p>
      <text:p text:style-name="Standard">b ) Java Based</text:p>
      <text:p text:style-name="Standard">c ) JAR -303 standard</text:p>
      <text:p text:style-name="P4">d ) All of the mentioned</text:p>
      <text:p text:style-name="Standard"/>
      <text:p text:style-name="Standard"/>
      <text:p text:style-name="P1">4. Annotation used to indicate a feld has to have a minimum of 2 characters .</text:p>
      <text:p text:style-name="Standard">a ) @ NotNull</text:p>
      <text:p text:style-name="P4">b ) @ Size</text:p>
      <text:p text:style-name="Standard">c ) @ MaxSize</text:p>
      <text:p text:style-name="Standard">d ) @ size</text:p>
      <text:p text:style-name="P1"/>
      <text:p text:style-name="P1"/>
      <text:p text:style-name="P1">5. Spring MVC supports generating Excel fles using which of the following</text:p>
      <text:p text:style-name="P1">libraries .</text:p>
      <text:p text:style-name="Standard">a<text:span text:style-name="T2"> ) Apache POI library</text:span></text:p>
      <text:p text:style-name="P4">b ) JExcelAPI library</text:p>
      <text:p text:style-name="Standard">c ) All of the mentioned</text:p>
      <text:p text:style-name="Standard">d ) None of the mentioned</text:p>
      <text:p text:style-name="Standard"/>
      <text:p text:style-name="Standard"/>
      <text:p text:style-name="Standard"/>
      <text:p text:style-name="P1">6. Interface for Dispatcher Servlet to auto detect view resolver beans .</text:p>
      <text:p text:style-name="Standard">a ) localeResolver</text:p>
      <text:p text:style-name="Standard"><text:soft-page-break/>b ) tiles</text:p>
      <text:p text:style-name="P4">c ) ViewResolver</text:p>
      <text:p text:style-name="Standard">d ) none of the mentioned .</text:p>
      <text:p text:style-name="Standard"/>
      <text:p text:style-name="Standard"/>
      <text:p text:style-name="P1">7. By default , XmlViewResolver loads view beans from / WEB - INF / views . xml</text:p>
      <text:p text:style-name="P1">which is fnal .</text:p>
      <text:p text:style-name="Standard">a ) True</text:p>
      <text:p text:style-name="P4">b ) False</text:p>
      <text:p text:style-name="Standard"/>
      <text:p text:style-name="Standard"/>
      <text:p text:style-name="P1">8. Views that can ’ t be resolved byInternalResourceViewResolver .</text:p>
      <text:p text:style-name="P4">a ) redirect</text:p>
      <text:p text:style-name="Standard">b ) redirect : prefx</text:p>
      <text:p text:style-name="Standard">c ) redirect : sufx</text:p>
      <text:p text:style-name="Standard">d ) all of the mentioned</text:p>
      <text:p text:style-name="Standard"/>
      <text:p text:style-name="Standard"/>
      <text:p text:style-name="P1">9. Annotation which allows a controller ’ s feld to be assigned using Spring</text:p>
      <text:p text:style-name="P1">Expression Language ( SpEL )</text:p>
      <text:p text:style-name="P4">a ) @ Value</text:p>
      <text:p text:style-name="Standard">b ) @ After</text:p>
      <text:p text:style-name="Standard">c ) @ Default</text:p>
      <text:p text:style-name="Standard">d ) @ None</text:p>
      <text:p text:style-name="Standard"/>
      <text:p text:style-name="Standard"/>
      <text:p text:style-name="P1">10. SpEL statements are recognizable .</text:p>
      <text:p text:style-name="P4">a ) True</text:p>
      <text:p text:style-name="Standard">b ) False</text:p>
      <text:p text:style-name="P1"/>
      <text:p text:style-name="P1"/>
      <text:p text:style-name="P1">11. To publish a REST service with Spring .</text:p>
      <text:p text:style-name="Standard">a ) publishing an application ’ s data as a REST service</text:p>
      <text:p text:style-name="Standard">b ) accessing data from third - party REST services</text:p>
      <text:p text:style-name="Standard">c ) none of the mentioned</text:p>
      <text:p text:style-name="Standard">d ) all of the mentioned</text:p>
      <text:p text:style-name="Standard"/>
      <text:p text:style-name="Standard"/>
      <text:p text:style-name="P1">12. Publishing an application ’ s data as a REST service requires .</text:p>
      <text:p text:style-name="Standard">a ) @ RequestMapping</text:p>
      <text:p text:style-name="Standard">b ) @ PathVariable<text:tab/></text:p>
      <text:p text:style-name="P4">c ) All of the mentioned</text:p>
      <text:p text:style-name="Standard">d ) None of the mentioned</text:p>
      <text:p text:style-name="Standard"/>
      <text:p text:style-name="Standard"><text:soft-page-break/></text:p>
      <text:p text:style-name="P1">13. Annotation added as an input parameter to the handler method .</text:p>
      <text:p text:style-name="Standard">a ) @ PathVariable</text:p>
      <text:p text:style-name="Standard">b ) @ Path</text:p>
      <text:p text:style-name="Standard">c ) @ PathLocale</text:p>
      <text:p text:style-name="Standard">d ) None of the mentioned</text:p>
      <text:p text:style-name="Standard"/>
      <text:p text:style-name="Standard"/>
      <text:p text:style-name="Standard"/>
      <text:p text:style-name="P1">14. Which of the following statements is true regarding the @ ResponseStatus</text:p>
      <text:p text:style-name="P1">annotation ?</text:p>
      <text:p text:style-name="Standard">a . @ ResponseStatus is detected on nested exceptions</text:p>
      <text:p text:style-name="Standard">b . The ExceptionHandlerExceptionResolver uses the @ ResponseStatus</text:p>
      <text:p text:style-name="Standard">annotation to map exception to HTTP</text:p>
      <text:p text:style-name="Standard">status code</text:p>
      <text:p text:style-name="Standard">c . A controller handler is annotated with the @ ResponseStatus , the response</text:p>
      <text:p text:style-name="Standard">status set by RedirectView takes</text:p>
      <text:p text:style-name="Standard">precedence over the annotation value .</text:p>
      <text:p text:style-name="Standard">d . The @ ResponseStatus annotation can go on a @ RequestMapping method or</text:p>
      <text:p text:style-name="Standard">a @ RestController class or a business exception class .</text:p>
      <text:p text:style-name="Standard"/>
      <text:p text:style-name="Standard"/>
      <text:p text:style-name="P1">15. Default localeResolver used by Spring .</text:p>
      <text:p text:style-name="Standard">a ) AcceptHeaderLocale</text:p>
      <text:p text:style-name="Standard">b ) AcceptHeader</text:p>
      <text:p text:style-name="Standard">c ) AcceptHeaderLocaleResolver</text:p>
      <text:p text:style-name="Standard">d ) AcceptLocaleResolver</text:p>
      <text:p text:style-name="Standard"/>
      <text:p text:style-name="Standard"/>
      <text:p text:style-name="P1">16. Alternative way to resolve locales .</text:p>
      <text:p text:style-name="Standard">a ) AcceptHeaderLocale</text:p>
      <text:p text:style-name="Standard">b ) AcceptHeader</text:p>
      <text:p text:style-name="Standard">c ) AcceptHeaderLocaleResolver</text:p>
      <text:p text:style-name="Standard">d ) SessionLocaleResolver</text:p>
      <text:p text:style-name="Standard"/>
      <text:p text:style-name="Standard"/>
      <text:p text:style-name="P1">17. General - purpose class that allows a response to be rendered using a</text:p>
      <text:p text:style-name="P1">marshaller .</text:p>
      <text:p text:style-name="Standard">a ) MarshallingView</text:p>
      <text:p text:style-name="Standard">b ) Marshalling</text:p>
      <text:p text:style-name="Standard">c ) View</text:p>
      <text:p text:style-name="Standard">d ) All of the mentioned</text:p>
      <text:p text:style-name="Standard"/>
      <text:p text:style-name="Standard"/>
      <text:p text:style-name="P1"><text:soft-page-break/>18. Annotation which allows the Jaxb 2 Marshaller marshaller to detect a class ’ s</text:p>
      <text:p text:style-name="P1">( i . e ., object ’ s ) felds .</text:p>
      <text:p text:style-name="Standard">a ) @ XmlRootElement</text:p>
      <text:p text:style-name="Standard">b ) @ XmlRoot</text:p>
      <text:p text:style-name="Standard">c ) @ NotNull</text:p>
      <text:p text:style-name="Standard">d ) None of the mentioned</text:p>
      <text:p text:style-name="Standard"/>
      <text:p text:style-name="Standard"/>
      <text:p text:style-name="P1">19. How to auto - inject into a feld a Spring bean by its name ? Select one or more</text:p>
      <text:p text:style-name="P1">answer choices .</text:p>
      <text:p text:style-name="Standard">a . By using both the @ Autowired and the @ Qualifer Spring annotations</text:p>
      <text:p text:style-name="Standard">b . By using the @ Autowired annotation and naming the feld with the bean name</text:p>
      <text:p text:style-name="Standard">c . With the name attribute of the @ Autowired annoton</text:p>
      <text:p text:style-name="Standard">d . By using the single @ Qualifer annotation</text:p>
      <text:p text:style-name="P1"/>
      <text:p text:style-name="P1"/>
      <text:p text:style-name="P1">20. Considering 2 classes AccountServiceImpl and ClientServiceImpl . Any of</text:p>
      <text:p text:style-name="P1">these 2 classes inherits from each</text:p>
      <text:p text:style-name="P1">other . What is the result of the following pointcut expression ?</text:p>
      <text:p text:style-name="P1">execution (* *.. AccountServiceImpl . update (..))</text:p>
      <text:p text:style-name="P1">&amp;&amp; execution (* *.. ClientServiceImpl . update (..))</text:p>
      <text:p text:style-name="Standard">a . No joint point is defned</text:p>
      <text:p text:style-name="Standard">b . Matches public update methods of the 2 classes , whatever the arguments</text:p>
      <text:p text:style-name="Standard">c . Matches any update methods of the 2 classes , whatever the arguments and</text:p>
      <text:p text:style-name="Standard">method visibility</text:p>
      <text:p text:style-name="Standard">d . Matches any update methods of the 2 classes , with one more arguments and</text:p>
      <text:p text:style-name="Standard">whatever method visibility</text:p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1T01:14:59.155982496</dc:date>
    <meta:editing-duration>PT22M29S</meta:editing-duration>
    <meta:editing-cycles>6</meta:editing-cycles>
    <meta:document-statistic meta:table-count="0" meta:image-count="0" meta:object-count="0" meta:page-count="4" meta:paragraph-count="118" meta:word-count="824" meta:character-count="4194" meta:non-whitespace-character-count="3487"/>
  </office:meta>
</office:document-meta>
</file>